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uthentication.getSessionCooki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uthentication.authenticate( WebRequest theRequest , Configuration the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mAuthentication.getCookie( HttpURLConnection theConnection , String the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rmAuthentication.checkPreAuthResponse( HttpURLConnection the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Authentication.getSecurityCheckURL( Configuration the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rmAuthentication.getExpectedAuth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uthentication.FormAuthentication( String theName , String th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uthentication.checkAuthResponse( HttpURLConnection the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Authentication.setExpectedAuthResponse( int theExpected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uthentication.getSecureSessionIdCookie( WebRequest theRequest , Configuration the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mAuthentication.getDummyRequest( WebConfiguration theWeb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uthentication.setSecurityCheckURL( 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uthentication.configure( HttpState theState , HttpMethod theMethod , WebRequest theRequest , Configuration the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Authentication.checkPostAuthRequest( WebRequest theRequest , Configuration the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mAuthentication.setSessionCookieName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uthentication.getSecurity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